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86b72" officeooo:paragraph-rsid="00186b72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>
      <style:text-properties officeooo:paragraph-rsid="00186b72"/>
    </style:style>
    <style:style style:name="P4" style:family="paragraph" style:parent-style-name="Text_20_body">
      <style:text-properties officeooo:rsid="00186b72" officeooo:paragraph-rsid="00186b72"/>
    </style:style>
    <style:style style:name="P5" style:family="paragraph" style:parent-style-name="Text_20_body" style:list-style-name="L1">
      <style:text-properties officeooo:rsid="00186b72" officeooo:paragraph-rsid="00186b72"/>
    </style:style>
    <style:style style:name="T1" style:family="text">
      <style:text-properties officeooo:rsid="00186b7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ge infomax</text:p>
      <text:p text:style-name="P1"/>
      <text:p text:style-name="P4"/>
      <text:list xml:id="list2089875662" text:style-name="L1">
        <text:list-header>
          <text:p text:style-name="P2"><text:s/></text:p>
        </text:list-header>
        <text:list-item>
          <text:p text:style-name="P2">ajout_user </text:p>
        </text:list-item>
        <text:list-item>
          <text:p text:style-name="P2">creation_client </text:p>
        </text:list-item>
        <text:list-item>
          <text:p text:style-name="P2">recherche_client </text:p>
        </text:list-item>
        <text:list-item>
          <text:p text:style-name="P3">modif_client/<text:span text:style-name="T1">supression</text:span></text:p>
        </text:list-item>
        <text:list-item>
          <text:p text:style-name="P3"><text:span text:style-name="T1">Changement du statut client(en cours de traitement etc.)</text:span></text:p>
        </text:list-item>
        <text:list-item>
          <text:p text:style-name="P3"><text:span text:style-name="T1">modification du mdp</text:span></text:p>
        </text:list-item>
        <text:list-item>
          <text:p text:style-name="P5">login</text:p>
        </text:list-item>
        <text:list-item>
          <text:p text:style-name="P3"><text:s/><text:span text:style-name="T1">interface côté client</text:span>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6T14:08:24.183617406</meta:creation-date>
    <dc:date>2023-06-26T14:13:00.933288567</dc:date>
    <meta:editing-duration>PT4M37S</meta:editing-duration>
    <meta:editing-cycles>1</meta:editing-cycles>
    <meta:document-statistic meta:table-count="0" meta:image-count="0" meta:object-count="0" meta:page-count="1" meta:paragraph-count="10" meta:word-count="30" meta:character-count="191" meta:non-whitespace-character-count="174"/>
    <meta:generator>LibreOffice/7.3.7.2$Linux_X86_64 LibreOffice_project/30$Build-2</meta:generator>
  </office:meta>
</office:document-meta>
</file>